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 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/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we </text:p>
          </table:table-cell>
        </table:table-row>
        <table:table-row table:style-name="ro1">
          <table:table-cell office:value-type="string">
            <text:p>PHU Sciemkata</text:p>
          </table:table-cell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table:number-columns-repeated="2"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dfg dg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07/16/2011</text:date>, <text:time>11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16T11:50:32</dc:date>
    <dc:creator>is </dc:creator>
    <meta:editing-duration>PT5M59S</meta:editing-duration>
    <meta:editing-cycles>5</meta:editing-cycles>
    <meta:document-statistic meta:table-count="1" meta:cell-count="81" meta:object-count="0"/>
  </office:meta>
</office:document-meta>
</file>